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82cm" draw:z-index="0"><draw:image xlink:href="../images/0668.png" xlink:type="simple" xlink:show="embed" xlink:actuate="onLoad"/></draw:frame></text:p>
          </table:table-cell>
          <table:table-cell table:style-name="Table1.B1" office:value-type="string">
            <text:h text:style-name="P7" text:outline-level="1">Генератор 3-фазного напряжен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191cm" draw:z-index="1"><draw:image xlink:href="../images/0668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одель<text:span text:style-name="T3"> трёх синусоидальных сигналов, сдвинутых по фазе на 120 градусов:</text:span></text:p>
            <text:p text:style-name="P4"><draw:frame draw:style-name="fr3" draw:name="Объект6" text:anchor-type="as-char" svg:width="8.079cm" svg:height="3.302cm" draw:z-index="2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">где<draw:frame draw:style-name="fr3" draw:name="Объект4" text:anchor-type="as-char" svg:width="1.723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<text:span text:style-name="T3">амплитуда синусоидального сигнала,</text:span></text:p>
            <text:p text:style-name="P3"><text:span text:style-name="T1"><draw:frame draw:style-name="fr3" draw:name="Объект26" text:anchor-type="as-char" svg:width="4.165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 </text:span><text:span text:style-name="T1">(</text:span><text:span text:style-name="T3">выходные сигналы)</text:span><text:span text:style-name="T1">,</text:span></text:p>
            <text:p text:style-name="P3"><text:span text:style-name="T1"><draw:frame draw:style-name="fr3" draw:name="Объект5" text:anchor-type="as-char" svg:width="0.566cm" svg:height="0.549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— </text:span><text:span text:style-name="T3">частота сигналов.</text:span></text:p>
            <text:p text:style-name="P3">Блок имеет <text:span text:style-name="T1">2</text:span> входных и <text:span text:style-name="T1">3</text:span> выходных порта. </text:p>
            <text:p text:style-name="P3"><text:span text:style-name="T4">В</text:span><text:span text:style-name="T6">ходны</text:span><text:span text:style-name="T4">е</text:span><text:span text:style-name="T6"> сигналы</text:span>:</text:p>
            <text:list xml:id="list4354978288760533429" text:style-name="L1">
              <text:list-item>
                <text:p text:style-name="P8"><text:span text:style-name="T3">Частота</text:span><draw:frame draw:style-name="fr3" draw:name="Объект1" text:anchor-type="as-char" svg:width="0.566cm" svg:height="0.549cm" draw:z-index="6"><draw:object xlink:href="./Object 1" xlink:type="simple" xlink:show="embed" xlink:actuate="onLoad"/><draw:image xlink:href="./ObjectReplacements/Object 1" xlink:type="simple" xlink:show="embed" xlink:actuate="onLoad"/></draw:frame>, Гц.</text:p>
              </text:list-item>
              <text:list-item>
                <text:p text:style-name="P8"><text:span text:style-name="T2">Напряжение</text:span><text:span text:style-name="T2"><draw:frame draw:style-name="fr3" draw:name="Объект2" text:anchor-type="as-char" svg:width="1.723cm" svg:height="0.621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2">— </text:span><text:span text:style-name="T5">амплитуда сигналов</text:span><text:span text:style-name="T2">, В.</text:span></text:p>
              </text:list-item>
            </text:list>
            <text:p text:style-name="P3"><text:span text:style-name="T4">Вы</text:span><text:span text:style-name="T6">ходные сигналы</text:span>:</text:p>
            <text:list xml:id="list7562286660458023393" text:style-name="L2">
              <text:list-item>
                <text:p text:style-name="P9">Напряжение<draw:frame draw:style-name="fr3" draw:name="Объект17" text:anchor-type="as-char" svg:width="1.378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8" text:anchor-type="as-char" svg:width="1.365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  <text:list-item>
                <text:p text:style-name="P9"><text:span text:style-name="T2">Напряжение</text:span><text:span text:style-name="T2"><draw:frame draw:style-name="fr3" draw:name="Object1" text:anchor-type="as-char" svg:width="1.356cm" svg:height="0.621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енератор 3-фазного напряжения</dc:title>
    <dc:date>2014-12-09T22:24:14.33</dc:date>
    <meta:generator>OpenOffice/4.1.1$Win32 OpenOffice.org_project/411m6$Build-9775</meta:generator>
    <meta:editing-duration>PT2H52M12S</meta:editing-duration>
    <meta:editing-cycles>58</meta:editing-cycles>
    <meta:document-statistic meta:table-count="1" meta:image-count="2" meta:object-count="9" meta:page-count="1" meta:paragraph-count="18" meta:word-count="68" meta:character-count="428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5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−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{
U_a(t) ~=~  U_max(t) cdot sin(2 p cdot f cdot t), #
U_b(t) ~=~  U_max(t) cdot sin(2 p cdot f cdot t + {{2} over 3} cdot %pi), #
U_c(t) ~=~  U_max(t) cdot sin(2 p cdot f cdot t - {{2} over 3} cdot %pi),
} right none</annotation>
  </semantics>
</math>
</file>

<file path=Object 7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